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officeooo:paragraph-rsid="001c0101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1cc370"/>
    </style:style>
    <style:style style:name="P6" style:family="paragraph" style:parent-style-name="Standard">
      <style:text-properties style:text-underline-style="none" fo:font-weight="normal" officeooo:paragraph-rsid="001e3914" style:font-weight-asian="normal" style:font-weight-complex="normal"/>
    </style:style>
    <style:style style:name="P7" style:family="paragraph" style:parent-style-name="Heading_20_3">
      <style:text-properties officeooo:rsid="001f5f8b" officeooo:paragraph-rsid="001f5f8b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1f5f8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officeooo:paragraph-rsid="001f5f8b"/>
    </style:style>
    <style:style style:name="P12" style:family="paragraph" style:parent-style-name="Standard">
      <style:text-properties officeooo:paragraph-rsid="00209249"/>
    </style:style>
    <style:style style:name="P13" style:family="paragraph" style:parent-style-name="Text_20_body">
      <style:text-properties officeooo:paragraph-rsid="001f5f8b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1">
      <style:text-properties officeooo:paragraph-rsid="00209249"/>
    </style:style>
    <style:style style:name="P17" style:family="paragraph" style:parent-style-name="Text_20_body" style:list-style-name="L3"/>
    <style:style style:name="P18" style:family="paragraph" style:parent-style-name="Text_20_body">
      <style:text-properties officeooo:rsid="001f5f8b" officeooo:paragraph-rsid="001f5f8b"/>
    </style:style>
    <style:style style:name="P19" style:family="paragraph" style:parent-style-name="Text_20_body" style:list-style-name="L1">
      <style:text-properties fo:font-weight="bold" style:font-weight-asian="bold" style:font-weight-complex="bold"/>
    </style:style>
    <style:style style:name="P20" style:family="paragraph" style:parent-style-name="Text_20_body">
      <style:text-properties officeooo:paragraph-rsid="00209249"/>
    </style:style>
    <style:style style:name="T1" style:family="text">
      <style:text-properties officeooo:rsid="001c01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f8b" style:font-weight-asian="bold" style:font-weight-complex="bold"/>
    </style:style>
    <style:style style:name="T4" style:family="text">
      <style:text-properties officeooo:rsid="001cc370"/>
    </style:style>
    <style:style style:name="T5" style:family="text">
      <style:text-properties officeooo:rsid="001f5f8b"/>
    </style:style>
    <style:style style:name="T6" style:family="text">
      <style:text-properties officeooo:rsid="002330c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lask E-Commerce Application Documentation</text:p>
      <text:p text:style-name="Standard"/>
      <text:p text:style-name="P2">Overview</text:p>
      <text:p text:style-name="Standard">This Flask application is a complete e-commerce solution featuring user authentication, product management, order processing, and payment integration. It also includes email notifications for order updates.</text:p>
      <text:p text:style-name="Standard"/>
      <text:p text:style-name="Standard">--------------------------------------------------------------------------------------------------------------------</text:p>
      <text:p text:style-name="Standard"/>
      <text:p text:style-name="P2">Features</text:p>
      <text:p text:style-name="Standard">- User Authentication:</text:p>
      <text:p text:style-name="Standard"><text:s text:c="2"/>- Register and login functionality with JWT-based authentication.</text:p>
      <text:p text:style-name="Standard"><text:s text:c="2"/>- Password hashing for secure storage.</text:p>
      <text:p text:style-name="Standard"/>
      <text:p text:style-name="Standard">- Product Management:</text:p>
      <text:p text:style-name="Standard"><text:s text:c="2"/>- View a list of available products.</text:p>
      <text:p text:style-name="Standard"><text:s text:c="2"/>- Product stock management.</text:p>
      <text:p text:style-name="Standard"/>
      <text:p text:style-name="Standard">- Order Processing:</text:p>
      <text:p text:style-name="Standard"><text:s text:c="2"/>- Place orders and track their status.</text:p>
      <text:p text:style-name="Standard"><text:s text:c="2"/>- Integration with PayPal for payments.</text:p>
      <text:p text:style-name="Standard"/>
      <text:p text:style-name="Standard">- Email Notifications:</text:p>
      <text:p text:style-name="Standard"><text:s text:c="2"/>- Notify users via email for order confirmations and status updates.</text:p>
      <text:p text:style-name="Standard"/>
      <text:p text:style-name="P3">--------------------------------------------------------------------------------------------------------------------</text:p>
      <text:p text:style-name="Standard"/>
      <text:p text:style-name="P2">Project Structure</text:p>
      <text:p text:style-name="Standard"/>
      <text:p text:style-name="Standard"/>
      <text:p text:style-name="Standard">project/</text:p>
      <text:p text:style-name="Standard">├── app.py <text:s text:c="9"/># Application factory and extensions setup</text:p>
      <text:p text:style-name="Standard">├── models.py <text:s text:c="6"/># Database models</text:p>
      <text:p text:style-name="Standard">├── auth.py <text:s text:c="8"/># User authentication routes</text:p>
      <text:p text:style-name="Standard">├── routes.py <text:s text:c="6"/># Application routes (products, orders)</text:p>
      <text:p text:style-name="Standard">├── services.py <text:s text:c="4"/># PayPal and email services</text:p>
      <text:p text:style-name="Standard">├── run.py <text:s text:c="9"/># Application entry point</text:p>
      <text:p text:style-name="Standard">├── migrations/ <text:s text:c="4"/># Database migrations</text:p>
      <text:p text:style-name="Standard">├── .env <text:s text:c="11"/># Environment variables</text:p>
      <text:p text:style-name="Standard">└── requirements.txt # Project dependencies</text:p>
      <text:p text:style-name="Standard">```</text:p>
      <text:p text:style-name="Standard"/>
      <text:p text:style-name="P3">--------------------------------------------------------------------------------------------------------------------</text:p>
      <text:p text:style-name="Standard"/>
      <text:p text:style-name="P4">Installation</text:p>
      <text:p text:style-name="Standard"/>
      <text:p text:style-name="Standard">Prerequisites</text:p>
      <text:p text:style-name="Standard">- Python 3.8+</text:p>
      <text:p text:style-name="Standard">- Flask</text:p>
      <text:p text:style-name="Standard">- <text:span text:style-name="T1">My</text:span>SQL</text:p>
      <text:p text:style-name="Standard">- PayPal Developer Account</text:p>
      <text:p text:style-name="Standard"/>
      <text:p text:style-name="P2"><text:soft-page-break/>Steps</text:p>
      <text:p text:style-name="P1">1. Clone the Repository:</text:p>
      <text:p text:style-name="Standard"><text:s text:c="3"/>git clone https://github.com/mahm0udismail/taskAppgain.git</text:p>
      <text:p text:style-name="Standard"><text:s text:c="3"/>cd taskAppgain</text:p>
      <text:p text:style-name="Standard"><text:s text:c="3"/></text:p>
      <text:p text:style-name="Standard"/>
      <text:p text:style-name="P1">2. Set Up a Virtual Environment:</text:p>
      <text:p text:style-name="Standard"><text:s text:c="3"/>python3 -m venv venv</text:p>
      <text:p text:style-name="Standard"><text:s text:c="3"/>source venv/bin/activate <text:s/># Linux/Mac</text:p>
      <text:p text:style-name="Standard"><text:s text:c="3"/>venv\Scripts\activate <text:s text:c="3"/># Windows</text:p>
      <text:p text:style-name="Standard"><text:s text:c="3"/>```</text:p>
      <text:p text:style-name="Standard"/>
      <text:p text:style-name="P1">3.Install Dependencies:</text:p>
      <text:p text:style-name="Standard"><text:s text:c="3"/>pip install -r requirements.txt</text:p>
      <text:p text:style-name="Standard"/>
      <text:p text:style-name="P1">4. Configure Environment Variables:</text:p>
      <text:p text:style-name="Standard"><text:s text:c="3"/>Create a `.env` file in the root directory and add the following:</text:p>
      <text:p text:style-name="Standard"/>
      <text:p text:style-name="Standard"><text:s text:c="3"/>JWT_SECRET_KEY=your_jwt_secret_key</text:p>
      <text:p text:style-name="Standard"><text:s text:c="3"/>DB_URI=</text:p>
      <text:p text:style-name="Standard"><text:s text:c="3"/>MAIL_USERNAME=</text:p>
      <text:p text:style-name="Standard"><text:s text:c="3"/>MAIL_PASSWORD=</text:p>
      <text:p text:style-name="Standard"><text:s text:c="3"/>PAYPAL_CLIENT_ID=</text:p>
      <text:p text:style-name="Standard"><text:s text:c="3"/>PAYPAL_CLIENT_SECRET=</text:p>
      <text:p text:style-name="Standard"/>
      <text:p text:style-name="P2">5. Set Up the Database:</text:p>
      <text:p text:style-name="P6"><text:s text:c="3"/>flask db init</text:p>
      <text:p text:style-name="P6"><text:s text:c="3"/>flask db migrate</text:p>
      <text:p text:style-name="Standard"><text:s text:c="3"/>flask db upgrade</text:p>
      <text:p text:style-name="Standard"/>
      <text:p text:style-name="Standard"/>
      <text:p text:style-name="P1">6. Run the Application:</text:p>
      <text:p text:style-name="Standard"><text:s text:c="3"/>flask run</text:p>
      <text:p text:style-name="Standard"/>
      <text:p text:style-name="Standard">--------------------------------------------------------------------------------------------------------------------</text:p>
      <text:p text:style-name="Standard"/>
      <text:p text:style-name="P2">API Endpoints:</text:p>
      <text:p text:style-name="Standard"/>
      <text:p text:style-name="P2">Authentication:</text:p>
      <text:p text:style-name="P1">1. Register</text:p>
      <text:p text:style-name="Standard"><text:s text:c="3"/>- URL: `/auth/register`</text:p>
      <text:p text:style-name="Standard"><text:s text:c="3"/>- Method: `POST`</text:p>
      <text:p text:style-name="Standard"><text:s text:c="3"/>- Payload:</text:p>
      <text:p text:style-name="Standard"><text:s text:c="5"/>json</text:p>
      <text:p text:style-name="Standard"><text:s text:c="5"/>{</text:p>
      <text:p text:style-name="Standard"><text:s text:c="7"/>"email": "user@example.com",</text:p>
      <text:p text:style-name="Standard"><text:s text:c="7"/>"password": "password123"</text:p>
      <text:p text:style-name="Standard"><text:s text:c="5"/>}</text:p>
      <text:p text:style-name="Standard"><text:s text:c="5"/></text:p>
      <text:p text:style-name="Standard"><text:s text:c="3"/>- Response:</text:p>
      <text:p text:style-name="Standard"><text:s text:c="5"/><text:span text:style-name="T4">j</text:span>son</text:p>
      <text:p text:style-name="Standard"><text:s text:c="5"/>{</text:p>
      <text:p text:style-name="Standard"><text:soft-page-break/><text:s text:c="7"/>"message": "User registered successfully."</text:p>
      <text:p text:style-name="Standard"><text:s text:c="5"/>}</text:p>
      <text:p text:style-name="Standard"><text:s text:c="5"/></text:p>
      <text:p text:style-name="Standard"/>
      <text:p text:style-name="P1">2. Login</text:p>
      <text:p text:style-name="Standard"><text:s text:c="3"/>- URL: `/auth/login`</text:p>
      <text:p text:style-name="Standard"><text:s text:c="3"/>- Method: `POST`</text:p>
      <text:p text:style-name="Standard"><text:s text:c="3"/>- Payload:</text:p>
      <text:p text:style-name="Standard"><text:s text:c="5"/>json</text:p>
      <text:p text:style-name="Standard"><text:s text:c="5"/>{</text:p>
      <text:p text:style-name="Standard"><text:s text:c="7"/>"email": "user@example.com",</text:p>
      <text:p text:style-name="Standard"><text:s text:c="7"/>"password": "password123"</text:p>
      <text:p text:style-name="Standard"><text:s text:c="5"/>}</text:p>
      <text:p text:style-name="Standard"><text:s text:c="5"/></text:p>
      <text:p text:style-name="Standard"><text:s text:c="3"/>- Response:</text:p>
      <text:p text:style-name="Standard"><text:s text:c="5"/>json</text:p>
      <text:p text:style-name="Standard"><text:s text:c="5"/>{</text:p>
      <text:p text:style-name="Standard"><text:s text:c="7"/>"access_token": "&lt;JWT_TOKEN&gt;"</text:p>
      <text:p text:style-name="Standard"><text:s text:c="5"/>}</text:p>
      <text:p text:style-name="Standard"><text:s text:c="5"/></text:p>
      <text:p text:style-name="Standard"/>
      <text:p text:style-name="P2">Product Management:</text:p>
      <text:p text:style-name="P1">1. List Products</text:p>
      <text:p text:style-name="Standard"><text:s text:c="3"/>- URL: `/<text:span text:style-name="T4">orders</text:span>/products`</text:p>
      <text:p text:style-name="Standard"><text:s text:c="3"/>- Method: `GET`</text:p>
      <text:p text:style-name="Standard"><text:s text:c="3"/>- Response:</text:p>
      <text:p text:style-name="Standard"><text:s text:c="5"/>json</text:p>
      <text:p text:style-name="Standard"><text:s text:c="5"/>[</text:p>
      <text:p text:style-name="Standard"><text:s text:c="7"/>{</text:p>
      <text:p text:style-name="Standard"><text:s text:c="9"/>"id": 1,</text:p>
      <text:p text:style-name="Standard"><text:s text:c="9"/>"name": "Product 1",</text:p>
      <text:p text:style-name="Standard"><text:s text:c="9"/>"price": 100.0,</text:p>
      <text:p text:style-name="Standard"><text:s text:c="9"/>"stock": 20</text:p>
      <text:p text:style-name="Standard"><text:s text:c="7"/>},</text:p>
      <text:p text:style-name="Standard"><text:s text:c="7"/>{</text:p>
      <text:p text:style-name="Standard"><text:s text:c="9"/>"id": 2,</text:p>
      <text:p text:style-name="Standard"><text:s text:c="9"/>"name": "Product 2",</text:p>
      <text:p text:style-name="Standard"><text:s text:c="9"/>"price": 150.0,</text:p>
      <text:p text:style-name="Standard"><text:s text:c="9"/>"stock": 15</text:p>
      <text:p text:style-name="Standard"><text:s text:c="7"/>}</text:p>
      <text:p text:style-name="Standard"><text:s text:c="5"/>]</text:p>
      <text:p text:style-name="Standard"><text:s text:c="5"/></text:p>
      <text:p text:style-name="Standard"/>
      <text:p text:style-name="P2">Order Management</text:p>
      <text:p text:style-name="P9">1. List Order<text:span text:style-name="T5">s</text:span></text:p>
      <text:p text:style-name="P5"><text:s text:c="3"/>- URL: `/<text:span text:style-name="T4">orders</text:span>/orders`</text:p>
      <text:p text:style-name="Standard"><text:s text:c="3"/>- Method: `<text:span text:style-name="T5">GET</text:span>`</text:p>
      <text:p text:style-name="Standard"><text:s text:c="3"/>- Response:</text:p>
      <text:p text:style-name="Standard"><text:s text:c="5"/><text:span text:style-name="T4">j</text:span>son</text:p>
      <text:p text:style-name="Standard"><text:s text:c="5"/>[</text:p>
      <text:p text:style-name="Text_20_body">{</text:p>
      <text:p text:style-name="Text_20_body">"email": "customer@example.com",</text:p>
      <text:p text:style-name="Text_20_body"><text:soft-page-break/>"id": 1,</text:p>
      <text:p text:style-name="Text_20_body">"product_name": "Laptop",</text:p>
      <text:p text:style-name="Text_20_body">"quantity": 2,</text:p>
      <text:p text:style-name="Text_20_body">"status": "Paid",</text:p>
      <text:p text:style-name="Text_20_body">"total_price": 2000.0</text:p>
      <text:p text:style-name="Text_20_body">},</text:p>
      <text:p text:style-name="Text_20_body">{</text:p>
      <text:p text:style-name="Text_20_body">"email": "customer@example.com",</text:p>
      <text:p text:style-name="Text_20_body">"id": 2,</text:p>
      <text:p text:style-name="Text_20_body">"product_name": "Laptop",</text:p>
      <text:p text:style-name="Text_20_body">"quantity": 2,</text:p>
      <text:p text:style-name="Text_20_body">"status": "Paid",</text:p>
      <text:p text:style-name="Text_20_body">"total_price": 2000.0</text:p>
      <text:p text:style-name="P13">}</text:p>
      <text:p text:style-name="P13"><text:span text:style-name="T5">]</text:span></text:p>
      <text:p text:style-name="P9"><text:span text:style-name="T5">2. make order:</text:span></text:p>
      <text:p text:style-name="P11"><text:tab/>- URL: `/<text:span text:style-name="T4">orders</text:span>/orders`</text:p>
      <text:p text:style-name="P11"><text:tab/>- Method: `<text:span text:style-name="T5">POST</text:span>`</text:p>
      <text:p text:style-name="P11"><text:tab/>-Payload:</text:p>
      <text:p text:style-name="P11"><text:s text:c="5"/>json</text:p>
      <text:p text:style-name="P11"><text:s text:c="5"/>{</text:p>
      <text:p text:style-name="Text_20_body"><text:tab/>"product_id": 1,</text:p>
      <text:p text:style-name="Text_20_body"><text:tab/>"quantity": 1,</text:p>
      <text:p text:style-name="Text_20_body"><text:tab/>"email": "ahmdalbdwy924@gmail.com",</text:p>
      <text:p text:style-name="Text_20_body"><text:tab/>"payment_details": {</text:p>
      <text:p text:style-name="Text_20_body"><text:tab/>"amount": 1000</text:p>
      <text:p text:style-name="Text_20_body"><text:tab/>}</text:p>
      <text:p text:style-name="Text_20_body">} <text:s text:c="2"/></text:p>
      <text:p text:style-name="P11"><text:s text:c="3"/>- Response:</text:p>
      <text:p text:style-name="P11"><text:s text:c="5"/><text:span text:style-name="T4">j</text:span>son</text:p>
      <text:p text:style-name="P11"><text:s text:c="5"/>{</text:p>
      <text:p text:style-name="Text_20_body">"approval_url": "https://www.sandbox.paypal.com/cgi-bin/webscr?cmd=_express-checkout&amp;token=EC-9T33A",</text:p>
      <text:p text:style-name="Text_20_body">"message": "Order created successfully. Approve payment to proceed.",</text:p>
      <text:p text:style-name="Text_20_body">"order_id": 13</text:p>
      <text:p text:style-name="Text_20_body">}</text:p>
      <text:h text:style-name="P7" text:outline-level="3"><text:soft-page-break/><text:span text:style-name="Strong_20_Emphasis">Payment Flow</text:span></text:h>
      <text:list text:style-name="L1">
        <text:list-item>
          <text:p text:style-name="P14"><text:span text:style-name="Strong_20_Emphasis">After creating the order</text:span>, the response will include an <text:span text:style-name="Strong_20_Emphasis">approval URL</text:span> (e.g., <text:span text:style-name="Source_20_Text">https://www.sandbox.paypal.com/cgi-bin/webscr?cmd=_express-checkout&amp;token=EC-9T33A</text:span>).</text:p>
          <text:list>
            <text:list-item>
              <text:p text:style-name="P15">This URL will redirect the user to PayPal's Express Checkout page where they will approve the payment.</text:p>
            </text:list-item>
          </text:list>
        </text:list-item>
        <text:list-item>
          <text:p text:style-name="P14"><text:span text:style-name="Strong_20_Emphasis">Post-payment</text:span>, once the user approves the payment, they will be redirected to a URL you specify (for example, your success page). The URL will contain the <text:span text:style-name="Strong_20_Emphasis"><text:span text:style-name="Source_20_Text">paymentId</text:span></text:span> and <text:span text:style-name="Strong_20_Emphasis"><text:span text:style-name="Source_20_Text">payerId</text:span></text:span> as query parameters. These can be used to confirm the payment and complete the order.</text:p>
          <text:p text:style-name="P19">Example:</text:p>
          <text:p text:style-name="P16">http://localhost:5000/payment/execute?paymentId=PAYIDM5QS26V1A&amp;token=<text:span text:style-name="Source_20_Text">EC-9T33A</text:span>&amp;PayerID=SAQN9</text:p>
        </text:list-item>
      </text:list>
      <text:p text:style-name="P18"><text:span text:style-name="Strong_20_Emphasis"><text:span text:style-name="Source_20_Text"><text:tab/>paymentId</text:span></text:span>: The unique identifier for the payment transaction.</text:p>
      <text:list text:style-name="L3">
        <text:list-header>
          <text:p text:style-name="P17"><text:span text:style-name="Strong_20_Emphasis"><text:span text:style-name="Source_20_Text">payerId</text:span></text:span>: The unique identifier for the payer (the user who made the payment).</text:p>
        </text:list-header>
      </text:list>
      <text:p text:style-name="P11"><text:tab/></text:p>
      <text:p text:style-name="P12"><text:tab/><text:span text:style-name="T3">2. execute order:</text:span></text:p>
      <text:p text:style-name="P12"><text:tab/>- URL: `/orders/payment/execute`</text:p>
      <text:p text:style-name="P12"><text:tab/>- Method: `<text:span text:style-name="T5">POST</text:span>`</text:p>
      <text:p text:style-name="P12"><text:tab/>-Payload:</text:p>
      <text:p text:style-name="P12"><text:s text:c="5"/><text:tab/>json</text:p>
      <text:p text:style-name="P13"><text:tab/><text:tab/>{</text:p>
      <text:p text:style-name="P20"><text:tab/><text:tab/><text:tab/>"payment_id": "PAYIDM5QS26V1A",</text:p>
      <text:p text:style-name="P20"><text:tab/><text:tab/><text:tab/>"payer_id": "SAQN9",</text:p>
      <text:p text:style-name="P20"><text:tab/><text:tab/><text:tab/>"order_id": 13</text:p>
      <text:p text:style-name="Text_20_body"><text:tab/><text:tab/>}</text:p>
      <text:p text:style-name="P12"><text:tab/> - Response:</text:p>
      <text:p text:style-name="P12"><text:s text:c="3"/><text:tab/><text:tab/> <text:s/><text:span text:style-name="T4">j</text:span>son</text:p>
      <text:p text:style-name="P12"><text:s text:c="5"/><text:tab/>{</text:p>
      <text:p text:style-name="Text_20_body"><text:tab/><text:tab/>"message": "Payment executed successfully",</text:p>
      <text:p text:style-name="Text_20_body"><text:tab/><text:tab/>"order_id": 13</text:p>
      <text:p text:style-name="Text_20_body"><text:tab/>}</text:p>
      <text:p text:style-name="P12"/>
      <text:p text:style-name="Standard"><text:s text:c="4"/></text:p>
      <text:p text:style-name="Standard">--------------------------------------------------------------------------------------------------------------------</text:p>
      <text:p text:style-name="Standard"/>
      <text:p text:style-name="Standard"/>
      <text:p text:style-name="Standard">Security Considerations</text:p>
      <text:p text:style-name="Standard">- Use HTTPS in production.</text:p>
      <text:p text:style-name="Standard">- <text:span text:style-name="T6">Use jwt to make token</text:span></text:p>
      <text:p text:style-name="Standard">- Store sensitive environment variables securely ( `.env` file with restricted access).</text:p>
      <text:p text:style-name="Standard"><text:soft-page-break/>- Enable CSRF protection.</text:p>
      <text:p text:style-name="Standard"/>
      <text:p text:style-name="Standard">---</text:p>
      <text:p text:style-name="Standard"/>
      <text:p text:style-name="P2">Contact</text:p>
      <text:p text:style-name="P1">For questions or support, please contact:</text:p>
      <text:p text:style-name="Standard">- <text:span text:style-name="T2">Email</text:span>: mahmoudismail9114@gmail.com</text:p>
      <text:p text:style-name="Standard">- <text:span text:style-name="T2">Phone</text:span>: 01062452517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6:54:15.130491387</meta:creation-date>
    <dc:date>2024-12-17T10:08:12.369481797</dc:date>
    <meta:editing-duration>PT17M54S</meta:editing-duration>
    <meta:editing-cycles>3</meta:editing-cycles>
    <meta:generator>LibreOffice/24.2.5.2$Linux_X86_64 LibreOffice_project/420$Build-2</meta:generator>
    <meta:print-date>2024-12-17T10:10:26.181763783</meta:print-date>
    <meta:printed-by>PDF files</meta:printed-by>
    <meta:document-statistic meta:table-count="0" meta:image-count="0" meta:object-count="0" meta:page-count="6" meta:paragraph-count="199" meta:word-count="597" meta:character-count="5358" meta:non-whitespace-character-count="4446"/>
  </office:meta>
</office:document-meta>
</file>